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adornments="Bold" style:font-family-generic="roman"/>
    <style:font-face style:name="FreeSans1" svg:font-family="FreeSans" style:font-family-generic="swiss"/>
    <style:font-face style:name="DejaVu Serif1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547b3" officeooo:paragraph-rsid="000547b3"/>
    </style:style>
    <style:style style:name="P2" style:family="paragraph" style:parent-style-name="Header">
      <style:paragraph-properties fo:text-align="end" style:justify-single-word="false"/>
      <style:text-properties style:font-name="DejaVu Sans" fo:font-size="10pt" officeooo:rsid="000547b3" officeooo:paragraph-rsid="000547b3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44pt" officeooo:rsid="000547b3" officeooo:paragraph-rsid="000547b3" style:font-size-asian="38.5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547b3" officeooo:paragraph-rsid="000547b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erif1" fo:font-size="10pt" officeooo:rsid="000774b0" officeooo:paragraph-rsid="000774b0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officeooo:rsid="000547b3" officeooo:paragraph-rsid="000547b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officeooo:rsid="000547b3" officeooo:paragraph-rsid="000547b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4pt" officeooo:rsid="000547b3" officeooo:paragraph-rsid="000547b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font-weight="normal" officeooo:rsid="000547b3" officeooo:paragraph-rsid="000547b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0pt" officeooo:rsid="000774b0" officeooo:paragraph-rsid="000774b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0pt" fo:font-weight="bold" officeooo:rsid="000547b3" officeooo:paragraph-rsid="000547b3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399ff" style:font-name="DejaVu Sans" fo:font-size="44pt" officeooo:rsid="000547b3" officeooo:paragraph-rsid="000547b3" style:font-size-asian="38.5pt" style:font-size-complex="44pt" style:shadow="none"/>
    </style:style>
    <style:style style:name="P13" style:family="paragraph" style:parent-style-name="Standard">
      <style:paragraph-properties fo:text-align="start" style:justify-single-word="false"/>
      <style:text-properties fo:color="#000000" style:font-name="DejaVu Serif1" fo:font-size="10pt" fo:font-weight="normal" officeooo:rsid="000547b3" officeooo:paragraph-rsid="000547b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DejaVu Sans" fo:font-size="10pt" fo:font-weight="normal" officeooo:rsid="000547b3" officeooo:paragraph-rsid="000547b3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DejaVu Sans" fo:font-size="11.5pt" fo:font-weight="bold" officeooo:rsid="000547b3" officeooo:paragraph-rsid="000547b3" style:font-size-asian="11.5pt" style:font-weight-asian="bold" style:font-size-complex="11.5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DejaVu Sans" fo:font-size="11pt" fo:font-weight="normal" officeooo:rsid="000774b0" officeooo:paragraph-rsid="000774b0" style:font-name-asian="DejaVu Serif" style:font-size-asian="11pt" style:font-weight-asian="normal" style:font-name-complex="DejaVu Serif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DejaVu Serif" fo:font-size="10pt" fo:font-weight="normal" officeooo:rsid="000774b0" officeooo:paragraph-rsid="000774b0" style:font-name-asian="DejaVu Serif" style:font-size-asian="8.75pt" style:font-weight-asian="normal" style:font-name-complex="DejaVu Serif" style:font-size-complex="10pt" style:font-weight-complex="normal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font-size="44pt" officeooo:rsid="000547b3" officeooo:paragraph-rsid="000547b3" style:font-size-asian="38.5pt" style:font-size-complex="44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" fo:font-size="10pt" officeooo:paragraph-rsid="000547b3" style:font-size-asian="10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" fo:font-size="10pt" officeooo:rsid="000547b3" officeooo:paragraph-rsid="000547b3" style:font-size-asian="10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" fo:font-size="10pt" officeooo:rsid="000739a0" officeooo:paragraph-rsid="000739a0" style:font-size-asian="10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" fo:font-size="10pt" officeooo:rsid="000774b0" officeooo:paragraph-rsid="000774b0" style:font-size-asian="8.75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0pt" officeooo:rsid="000774b0" officeooo:paragraph-rsid="000547b3" style:font-size-asian="8.75pt" style:font-size-complex="10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" fo:font-size="12pt" officeooo:rsid="000774b0" officeooo:paragraph-rsid="000774b0" style:font-size-asian="12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10pt" fo:font-weight="normal" officeooo:rsid="000739a0" officeooo:paragraph-rsid="000547b3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10pt" fo:font-weight="normal" officeooo:rsid="000739a0" officeooo:paragraph-rsid="000739a0" style:font-name-asian="DejaVu Serif" style:font-size-asian="10pt" style:font-weight-asian="normal" style:font-name-complex="DejaVu Serif" style:font-size-complex="10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position="0% 100%" style:font-name="DejaVu Sans" fo:font-size="10pt" fo:font-weight="normal" officeooo:rsid="000774b0" officeooo:paragraph-rsid="000774b0" style:font-name-asian="DejaVu Serif" style:font-size-asian="10pt" style:font-weight-asian="normal" style:font-name-complex="DejaVu Serif" style:font-size-complex="10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position="0% 100%" style:font-name="DejaVu Sans" fo:font-size="10pt" fo:font-weight="normal" officeooo:rsid="000774b0" officeooo:paragraph-rsid="000774b0" style:font-name-asian="DejaVu Serif" style:font-size-asian="8.75pt" style:font-weight-asian="normal" style:font-name-complex="DejaVu Serif" style:font-size-complex="10pt" style:font-weight-complex="normal"/>
    </style:style>
    <style:style style:name="T1" style:family="text">
      <style:text-properties fo:font-weight="normal" officeooo:rsid="000547b3" style:font-weight-asian="normal" style:font-weight-complex="normal"/>
    </style:style>
    <style:style style:name="T2" style:family="text">
      <style:text-properties style:text-position="sub 58%" fo:font-weight="normal" officeooo:rsid="000547b3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0739a0" style:font-weight-asian="normal" style:font-weight-complex="normal"/>
    </style:style>
    <style:style style:name="T5" style:family="text">
      <style:text-properties style:text-position="0% 100%" fo:font-weight="normal" officeooo:rsid="000547b3" style:font-weight-asian="normal" style:font-weight-complex="normal"/>
    </style:style>
    <style:style style:name="T6" style:family="text">
      <style:text-properties style:text-position="0% 100%" fo:font-weight="normal" style:font-name-asian="DejaVu Serif" style:font-weight-asian="normal" style:font-name-complex="DejaVu Serif" style:font-weight-complex="normal"/>
    </style:style>
    <style:style style:name="T7" style:family="text">
      <style:text-properties style:text-position="0% 100%" fo:font-weight="normal" officeooo:rsid="000739a0" style:font-name-asian="DejaVu Serif" style:font-weight-asian="normal" style:font-name-complex="DejaVu Serif" style:font-weight-complex="normal"/>
    </style:style>
    <style:style style:name="T8" style:family="text">
      <style:text-properties officeooo:rsid="000b2f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/>
      <text:p text:style-name="P3"/>
      <text:p text:style-name="P3"/>
      <text:p text:style-name="P12">Struktury Danych<text:line-break/>i Złożoność Obliczeniowa</text:p>
      <text:p text:style-name="P13"/>
      <text:p text:style-name="P15">Zadanie projektowe nr <text:span text:style-name="T8">1</text:span></text:p>
      <text:p text:style-name="P14"/>
      <text:p text:style-name="P7">Badanie efektywności <text:span text:style-name="T8">operacji dodawania, usuwania oraz wyszukiwania elementów w różnych strukturach danych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1. Wstęp</text:p>
      <text:p text:style-name="P8"><text:tab/></text:p>
      <text:p text:style-name="P23"/>
      <text:p text:style-name="P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adornments="Bold" style:font-family-generic="roman"/>
    <style:font-face style:name="FreeSans1" svg:font-family="FreeSans" style:font-family-generic="swiss"/>
    <style:font-face style:name="DejaVu Serif1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547b3" officeooo:paragraph-rsid="000547b3"/>
    </style:style>
    <style:style style:name="MP2" style:family="paragraph" style:parent-style-name="Header">
      <style:paragraph-properties fo:text-align="end" style:justify-single-word="false"/>
      <style:text-properties style:font-name="DejaVu Sans" fo:font-size="10pt" officeooo:rsid="000547b3" officeooo:paragraph-rsid="000547b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Jacek Głąb, 209904</text:p>
        <text:p text:style-name="MP2">PnN – 13:15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21:58:19.078753016</meta:creation-date>
    <meta:editing-duration>PT2M24S</meta:editing-duration>
    <meta:editing-cycles>3</meta:editing-cycles>
    <meta:generator>LibreOffice/4.3.3.2$Linux_X86_64 LibreOffice_project/430m0$Build-2</meta:generator>
    <meta:initial-creator>jacek </meta:initial-creator>
    <dc:date>2016-04-23T20:05:18.638117815</dc:date>
    <dc:creator>jacek </dc:creator>
    <meta:document-statistic meta:table-count="0" meta:image-count="0" meta:object-count="0" meta:page-count="2" meta:paragraph-count="7" meta:word-count="28" meta:character-count="208" meta:non-whitespace-character-count="184"/>
  </office:meta>
</office:document-meta>
</file>